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9000000C91D46DCC63DCEE2F9.png" manifest:media-type="image/png"/>
  <manifest:file-entry manifest:full-path="Pictures/100000000000040F000003D82E474EE78E030CBE.png" manifest:media-type="image/png"/>
  <manifest:file-entry manifest:full-path="Pictures/100000000000056C000001637F809F099E6CEF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width="17cm" svg:height="4.348cm" draw:z-index="0"><draw:image xlink:href="Pictures/100000000000056C000001637F809F099E6CEFD0.png" xlink:type="simple" xlink:show="embed" xlink:actuate="onLoad"/></draw:frame></text:p>
      <text:p text:style-name="Standard"><draw:frame draw:style-name="fr2" draw:name="Image1" text:anchor-type="paragraph" svg:x="0cm" svg:y="0.318cm" svg:width="17cm" svg:height="16.099cm" draw:z-index="1"><draw:image xlink:href="Pictures/100000000000040F000003D82E474EE78E030CBE.png" xlink:type="simple" xlink:show="embed" xlink:actuate="onLoad"/></draw:frame></text:p>
      <text:p text:style-name="Standard"/>
      <text:p text:style-name="Standard"><draw:frame draw:style-name="fr2" draw:name="Image2" text:anchor-type="paragraph" svg:x="2.605cm" svg:y="0.148cm" svg:width="12.056cm" svg:height="4.8cm" draw:z-index="2"><draw:image xlink:href="Pictures/10000000000001F9000000C91D46DCC63DCEE2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MAGNAN</meta:initial-creator>
    <meta:creation-date>2016-01-08T11:38:11.875032749</meta:creation-date>
    <meta:printed-by>Cedric MAGNAN</meta:printed-by>
    <meta:print-date>2016-01-08T11:44:50.964246994</meta:print-date>
    <dc:date>2016-01-08T15:20:02.816475500</dc:date>
    <dc:creator>Cedric MAGNAN</dc:creator>
    <meta:editing-duration>PT12M47S</meta:editing-duration>
    <meta:editing-cycles>2</meta:editing-cycles>
    <meta:generator>LibreOffice/5.0.3.2$Linux_X86_64 LibreOffice_project/e5f16313668ac592c1bfb310f4390624e3dbfb75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